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ff00" draw:textarea-horizontal-align="justify" draw:textarea-vertical-align="middle" draw:auto-grow-height="false" fo:min-height="1.275cm" fo:min-width="4.49cm"/>
    </style:style>
    <style:style style:name="gr2" style:family="graphic" style:parent-style-name="standard">
      <style:graphic-properties draw:fill-color="#66ff00" draw:textarea-horizontal-align="justify" draw:textarea-vertical-align="middle" draw:auto-grow-height="false" fo:min-height="1.275cm" fo:min-width="6.555cm"/>
    </style:style>
    <style:style style:name="P1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2" style:family="paragraph">
      <loext:graphic-properties draw:fill-color="#66ff00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9cm" svg:height="1.525cm" svg:x="0.348cm" svg:y="0.514cm">
          <text:p text:style-name="P1"><text:span text:style-name="T1">Global tick (n </text:span><text:span text:style-name="T1">bi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99cm" svg:height="1.525cm" svg:x="5.348cm" svg:y="0.514cm">
          <text:p text:style-name="P1"><text:span text:style-name="T1">Channel # (3 bi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055cm" svg:height="1.525cm" svg:x="10.348cm" svg:y="0.514cm">
          <text:p text:style-name="P1"><text:span text:style-name="T1">ADC sample data (12bit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22:58:46.404856948</meta:creation-date>
    <meta:generator>LibreOffice/5.1.4.2$Linux_X86_64 LibreOffice_project/10m0$Build-2</meta:generator>
    <meta:editing-duration>PT1H17M2S</meta:editing-duration>
    <meta:editing-cycles>5</meta:editing-cycles>
    <dc:date>2016-11-03T00:46:40.690771132</dc:date>
    <meta:document-statistic meta:object-count="3"/>
  </office:meta>
</office:document-meta>
</file>